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newroamn" svg:font-family="Timesnewroamn"/>
    <style:font-face style:name="F" svg:font-family="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New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NewRoman" fo:font-size="12pt" style:font-size-asian="12pt" style:font-size-complex="12pt"/>
    </style:style>
    <style:style style:name="ce4" style:family="table-cell" style:parent-style-name="Default">
      <style:text-properties style:font-name="TimesNewRoman" fo:font-size="12pt" fo:font-weight="bold" style:font-name-asian="FreeSans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NewRoman" fo:font-size="12pt" fo:font-weight="bold" style:font-name-asian="Noto Sans CJK SC Regular" style:font-size-asian="12pt" style:font-weight-asian="bold" style:font-name-complex="FreeSans1" style:font-size-complex="12pt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NewRoman" fo:font-size="12pt" style:font-name-asian="FreeSans" style:font-size-asian="12pt" style:language-asian="hi" style:country-asian="IN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NewRoman" fo:font-size="12pt" style:font-size-asian="12pt" style:font-size-complex="12pt"/>
    </style:style>
    <style:style style:name="ce12" style:family="table-cell" style:parent-style-name="Default">
      <style:text-properties style:font-name="TimesNewRoman" fo:font-size="12pt" fo:language="none" fo:country="none" style:font-name-asian="FreeSans" style:font-size-asian="12pt" style:language-asian="none" style:country-asian="none" style:font-name-complex="DejaVu Sans" style:font-size-complex="12pt" style:language-complex="en" style:country-complex="US"/>
    </style:style>
    <style:style style:name="ce13" style:family="table-cell" style:parent-style-name="Default">
      <style:text-properties fo:color="#000000" style:font-name="TimesNewRoman" fo:font-size="12pt" style:font-name-asian="Noto Sans CJK SC Regular" style:font-size-asian="12pt" style:language-asian="hi" style:country-asian="IN" style:font-name-complex="FreeSans1" style:font-size-complex="12pt" style:language-complex="en" style:country-complex="US"/>
    </style:style>
    <style:style style:name="T1" style:family="text">
      <style:text-properties style:letter-kerning="true" fo:country="none" style:country-asian="none" style:font-name-asian="FreeSans" style:font-size-asian="12pt" style:font-weight-asian="bold" style:font-weight-complex="bold"/>
    </style:style>
    <style:style style:name="T2" style:family="text">
      <style:text-properties fo:country="IN" style:font-weight-asian="bold" style:font-weight-complex="bold" style:letter-kerning="true" style:country-asian="IN" style:font-name-asian="FreeSans" style:font-size-asian="12pt"/>
    </style:style>
    <style:style style:name="T3" style:family="text">
      <style:text-properties fo:country="IN" style:text-emphasize="none" style:font-style-complex="normal" style:font-style-asian="normal" style:font-weight-complex="normal" style:font-weight-asian="normal" style:font-size-complex="12pt" style:font-size-asian="12pt" style:font-name-asian="FreeSans" style:country-asian="IN" fo:color="#000000" style:letter-kerning="true" fo:text-shadow="none" style:text-outline="false" fo:font-style="normal" style:text-line-through-type="none" style:text-underline-style="none" style:text-underline-color="font-color" fo:font-weight="normal" fo:font-size="12pt"/>
    </style:style>
    <style:style style:name="T4" style:family="text">
      <style:text-properties fo:font-weight="normal"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ASHOK SIVA KUMAR PUJA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1:</text:p>
          </table:table-cell>
          <table:table-cell table:style-name="ce1" office:value-type="string" calcext:value-type="string" table:number-columns-spanned="11" table:number-rows-spanned="1">
            <text:p>Multimedia Image Processing Using Opencv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table:style-name="ce2" office:value-type="string" calcext:value-type="string" table:number-columns-spanned="11" table:number-rows-spanned="1">
            <text:p>As part of machine learning in terms of Image processing, we are developing Image processing applications like Motion Tracking and Augmented Reality applications.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Image Detection using Haar Algorithm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age Processing using algorithms(SIFT, SURF, GEOMETRIC, WaterShade , FisherFace &amp; EigenFaces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ataBase for Maintaining Data.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GUI for user interactio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dentifying and analyzing various face detection patterns/algorithm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pan text:style-name="T3"> </text:span><text:span text:style-name="T3">Developing Image processing applications like Motion Tracking and Augmented Reality</text:span>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written testcases &amp;test Script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Contribution:</text:p>
          </table:table-cell>
          <table:table-cell table:style-name="ce7" office:value-type="string" calcext:value-type="string">
            <text:p>Developed face detection application in “Python” using OpenCV under Linux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reated and Maintained Database using SQLit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GUI Application for User Interface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0" office:value-type="string" calcext:value-type="string">
            <text:p><text:span text:style-name="T4">Python, GIT, Sqlite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ftware Used</text:p>
          </table:table-cell>
          <table:table-cell office:value-type="string" calcext:value-type="string">
            <text:p>opencv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2">Test cases written: </text:span>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2:</text:p>
          </table:table-cell>
          <table:table-cell table:style-name="ce1" office:value-type="string" calcext:value-type="string">
            <text:p>Votarytech IOT platform Build Alert syst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office:value-type="string" calcext:value-type="string">
            <text:p>As a part of IOT,in terms of Datat processing ,we are developing an application that monitors and generates alarm when build fails. 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athering,understanding and analysis of software requirements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rchitecture ,design review activitie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ing the source code as per Design Documen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with respect to the applica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an application to enable visual and auditory alerts in python of around 200 + loc.</text:p>
          </table:table-cell>
          <table:table-cell table:number-columns-repeated="2"/>
          <table:table-cell office:value-type="string" calcext:value-type="string">
            <text:p><text:s/>under linux.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setup continuous integration environ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jenkins server to trigger email(IMAP Linrary) to enable email notificati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4">Python, GIT,jenkins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Ima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2">Test cases written: </text:span>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3:</text:p>
          </table:table-cell>
          <table:table-cell table:style-name="ce1" office:value-type="string" calcext:value-type="string">
            <text:p>Votarytech IOT Device Managem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bjective:</text:p>
          </table:table-cell>
          <table:table-cell office:value-type="string" calcext:value-type="string">
            <text:p>As a part of Device Management in terms of connectivity we are developing modules that adhere BLE protocol to establish connection and gather data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Restful API’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iscovery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Connection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ata source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sign and Implementation of Tranport Adapter over Bluetooth-L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Software Integartion(Linux,Bluez Stack/JSON)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ctive participation in IoT Open Source forum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3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for transport layer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2000+ lines of c-code for <text:s/>DM API’s under linux ARMv7 target board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signed and developed Transport Adapter software over Bluetooth L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4">Git,gcc,hcitool,gatt tool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Bluez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gdb,valgrin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2">Test cases written: </text:span>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newroamn" svg:font-family="Timesnewroamn"/>
    <style:font-face style:name="F" svg:font-family="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9:19:38.38694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05:33.615046176</meta:creation-date>
    <meta:generator>LibreOffice/5.1.6.2$Linux_X86_64 LibreOffice_project/10m0$Build-2</meta:generator>
    <dc:date>2017-10-31T20:01:23.314483747</dc:date>
    <meta:editing-duration>PT54M12S</meta:editing-duration>
    <meta:editing-cycles>26</meta:editing-cycles>
    <meta:document-statistic meta:table-count="1" meta:cell-count="77" meta:object-count="0"/>
  </office:meta>
</office:document-meta>
</file>